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Bibliography_20_1">
      <style:paragraph-properties fo:margin-left="0cm" fo:margin-right="0cm" fo:text-indent="0cm" style:auto-text-indent="false"/>
    </style:style>
    <style:style style:name="P2" style:family="paragraph" style:parent-style-name="Bibliography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08b685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variant="small-caps"/>
    </style:style>
    <style:style style:name="T2" style:family="text">
      <style:text-properties fo:font-variant="small-caps" style:text-position="0% 100%"/>
    </style:style>
    <style:style style:name="T3" style:family="text">
      <style:text-properties fo:font-variant="small-caps" style:text-position="0% 100%" fo:font-style="normal"/>
    </style:style>
    <style:style style:name="T4" style:family="text">
      <style:text-properties fo:font-variant="small-caps" style:text-position="0% 100%" fo:font-style="normal" style:text-underline-style="none"/>
    </style:style>
    <style:style style:name="T5" style:family="text">
      <style:text-properties fo:font-variant="small-caps" style:text-position="0% 100%" fo:font-style="normal" style:text-underline-style="none" fo:font-weight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normal"/>
    </style:style>
    <style:style style:name="T8" style:family="text">
      <style:text-properties style:text-position="0% 100%" fo:font-style="normal" style:text-underline-style="none"/>
    </style:style>
    <style:style style:name="T9" style:family="text">
      <style:text-properties style:text-position="0% 100%" fo:font-style="normal" style:text-underline-style="none" fo:font-weight="normal"/>
    </style:style>
    <style:style style:name="T10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oral Annotations<text:line-break/>Cicero. (1914). <text:span text:style-name="Emphasis">De finibus bonorum et malorum</text:span>. W. Heinemann.</text:h>
      <text:p text:style-name="Text_20_body"/>
      <text:p text:style-name="P4">" WORRIED SEEKER: hello world! "</text:p>
      <text:p text:style-name="Text_20_body"/>
      <text:p text:style-name="P5">” <text:reference-mark-start text:name="ZOTERO_ITEM CSL_CITATION {&quot;citationID&quot;:&quot;0wt9u0fy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WPxTBDJyi"/><text:span text:style-name="T5">Cicero</text:span><text:span text:style-name="T9"> 1914</text:span><text:reference-mark-end text:name="ZOTERO_ITEM CSL_CITATION {&quot;citationID&quot;:&quot;0wt9u0fy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LWPxTBDJyi"/>: eu ipsum a turpis euismod</text:p>
      <text:p text:style-name="P4">– WORRIED SEEKER: you foo? ”</text:p>
      <text:p text:style-name="Text_20_body"/>
      <text:p text:style-name="P5">” <text:reference-mark-start text:name="ZOTERO_ITEM CSL_CITATION {&quot;citationID&quot;:&quot;ymgsZN9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ETLTWJCC6I"/><text:span text:style-name="T5">Cicero</text:span><text:span text:style-name="T9"> 1914</text:span><text:reference-mark-end text:name="ZOTERO_ITEM CSL_CITATION {&quot;citationID&quot;:&quot;ymgsZN9g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ETLTWJCC6I"/>: empor vene</text:p>
      <text:p text:style-name="P4">– WORRIED SEEKER: call bar ”</text:p>
      <text:p text:style-name="Text_20_body"/>
      <text:p text:style-name="P5">” <text:reference-mark-start text:name="ZOTERO_ITEM CSL_CITATION {&quot;citationID&quot;:&quot;InpXwF1l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kacYadtzci"/><text:span text:style-name="T5">Cicero</text:span><text:span text:style-name="T9"> 1914</text:span><text:reference-mark-end text:name="ZOTERO_ITEM CSL_CITATION {&quot;citationID&quot;:&quot;InpXwF1l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kacYadtzci"/>: um odio,</text:p>
      <text:p text:style-name="P4">– WORRIED SEEKER: bar ”</text:p>
      <text:p text:style-name="Text_20_body"/>
      <text:p text:style-name="P4">" WORRIED SEEKER: back to bar "</text:p>
      <text:p text:style-name="Text_20_body"/>
      <text:p text:style-name="P5">” <text:reference-mark-start text:name="ZOTERO_ITEM CSL_CITATION {&quot;citationID&quot;:&quot;lefyzvuR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r4IhrPjXA"/><text:span text:style-name="T5">Cicero</text:span><text:span text:style-name="T9"> 1914</text:span><text:reference-mark-end text:name="ZOTERO_ITEM CSL_CITATION {&quot;citationID&quot;:&quot;lefyzvuR&quot;,&quot;properties&quot;:{&quot;formattedCitation&quot;:&quot;{\\scaps Cicero} 1914&quot;,&quot;plainCitation&quot;:&quot;Cicero 1914&quot;,&quot;noteIndex&quot;:0},&quot;citationItems&quot;:[{&quot;id&quot;:224049,&quot;uris&quot;:[&quot;http://zotero.org/users/3561366/items/AQG2T3QU&quot;],&quot;itemData&quot;:{&quot;id&quot;:224049,&quot;type&quot;:&quot;book&quot;,&quot;event-place&quot;:&quot;London, New York&quot;,&quot;language&quot;:&quot;lat&quot;,&quot;note&quot;:&quot;Open Library ID: OL6568594M&quot;,&quot;number-of-pages&quot;:&quot;xxix, 511, [1]&quot;,&quot;publisher&quot;:&quot;W. Heinemann&quot;,&quot;publisher-place&quot;:&quot;London, New York&quot;,&quot;source&quot;:&quot;The Open Library&quot;,&quot;title&quot;:&quot;De finibus bonorum et malorum&quot;,&quot;author&quot;:[{&quot;family&quot;:&quot;Cicero&quot;,&quot;given&quot;:&quot;&quot;}],&quot;issued&quot;:{&quot;date-parts&quot;:[[&quot;1914&quot;]]},&quot;citation-key&quot;:&quot;ciceroFinibusBonorumMalorum1914a&quot;},&quot;locator&quot;:&quot;1&quot;}],&quot;schema&quot;:&quot;https://github.com/citation-style-language/schema/raw/master/csl-citation.json&quot;} RNDjr4IhrPjXA"/>: vitae nisl quis</text:p>
      <text:p text:style-name="P4">– WORRIED SEEKER: here comes foobar ”</text:p>
      <text:p text:style-name="Text_20_body"/>
      <text:p text:style-name="Text_20_body"/>
      <text:h text:style-name="P3" text:outline-level="1">Bibliography</text:h>
      <text:section text:style-name="Sect1" text:name="ZOTERO_BIBL {&quot;uncited&quot;:[],&quot;omitted&quot;:[],&quot;custom&quot;:[]} CSL_BIBLIOGRAPHY RNDu2P6LxourH">
        <text:p text:style-name="P2">Cicero. (1914). <text:span text:style-name="T10">De finibus bonorum et malorum</text:span>. W. Heinemann.</text:p>
      </text:section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style:contextual-spacing="false" style:line-height-at-least="0.847cm" fo:text-indent="-1.27cm" style:auto-text-indent="false">
        <style:tab-stops/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éo Favre</meta:initial-creator>
    <meta:creation-date>2023-03-15T20:02:41.328000000</meta:creation-date>
    <dc:date>2023-03-15T21:11:14.310000000</dc:date>
    <dc:creator>Théo Favre</dc:creator>
    <meta:editing-duration>PT31S</meta:editing-duration>
    <meta:editing-cycles>1</meta:editing-cycles>
    <meta:document-statistic meta:table-count="0" meta:image-count="0" meta:object-count="0" meta:page-count="1" meta:paragraph-count="13" meta:word-count="78" meta:character-count="448" meta:non-whitespace-character-count="379"/>
    <meta:generator>LibreOffice/7.3.5.2$Windows_X86_64 LibreOffice_project/184fe81b8c8c30d8b5082578aee2fed2ea847c01</meta:generator>
    <meta:user-defined meta:name="ZOTERO_PREF_1">&lt;data data-version="3" zotero-version="6.0.23-beta.5+bc07bf803"&gt;&lt;session id="IN79nhJk"/&gt;&lt;style id="http://www.zotero.org/styles/american-psychological-association-7th-edition" locale="es-ES" hasBibliography="1" bibliographyStyleHasBeenSet="1"/&gt;&lt;prefs&gt;&lt;pre</meta:user-defined>
    <meta:user-defined meta:name="ZOTERO_PREF_2">f name="fieldType" value="ReferenceMark"/&gt;&lt;/prefs&gt;&lt;/data&gt;</meta:user-defined>
  </office:meta>
</office:document-meta>
</file>